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17" officeooo:paragraph-rsid="00021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7T18:47:40.595000000</dc:date>
    <meta:editing-duration>PT5M50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61" meta:character-count="381" meta:non-whitespace-character-count="321"/>
  </office:meta>
</office:document-meta>
</file>